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ba122" officeooo:paragraph-rsid="000ba122"/>
    </style:style>
    <style:style style:name="P2" style:family="paragraph" style:parent-style-name="Standard">
      <style:text-properties officeooo:paragraph-rsid="000d4181"/>
    </style:style>
    <style:style style:name="P3" style:family="paragraph" style:parent-style-name="Standard">
      <style:text-properties officeooo:rsid="000f7914" officeooo:paragraph-rsid="001416ff"/>
    </style:style>
    <style:style style:name="T1" style:family="text">
      <style:text-properties officeooo:rsid="000f7914"/>
    </style:style>
    <style:style style:name="T2" style:family="text">
      <style:text-properties officeooo:rsid="0011bc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ext:span text:style-name="T2">Parallel in time algorithm</text:span> <text:span text:style-name="T1">for</text:span> optimal control with PDE constraints</text:p>
      <text:p text:style-name="P1"/>
      <text:p text:style-name="P1"/>
      <text:p text:style-name="P1">Description:</text:p>
      <text:p text:style-name="P2"/>
      <text:p text:style-name="P3"><text:span text:style-name="T2">To minimize the functional one needs to find its gradient. Evaluating the gradient at a given control, requires solving the state equation forward in time and then the adjoint equation backwards in time. One way of parallelizing this procedure, is to partition the time interval, and then solve the equation independently on each interval. Since the equations evolve in time, the solution on each time interval depend on its neighbor in the opposite direction of information flow. It is necessary to enforce this dependence in our parallel machinery. The penalty approach achieves this, by adding penalty terms to our original functional, that enforces continuity between the time intervals. We then minimize the penalized functional multiple times, increasing the penalty for non-continuity each iteration.</text:span></text:p>
      <text:p text:style-name="P3"/>
      <text:p text:style-name="P3"><text:span text:style-name="T2"><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Thune</meta:initial-creator>
    <meta:creation-date>2016-04-28T14:28:56.263909734</meta:creation-date>
    <dc:date>2016-04-29T12:48:17.948414197</dc:date>
    <meta:editing-duration>PT20M32S</meta:editing-duration>
    <meta:editing-cycles>3</meta:editing-cycles>
    <meta:generator>LibreOffice/4.2.8.2$Linux_X86_64 LibreOffice_project/420m0$Build-2</meta:generator>
    <meta:document-statistic meta:table-count="0" meta:image-count="0" meta:object-count="0" meta:page-count="1" meta:paragraph-count="5" meta:word-count="135" meta:character-count="898" meta:non-whitespace-character-count="761"/>
  </office:meta>
</office:document-meta>
</file>